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51e3" officeooo:paragraph-rsid="0002a9f6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officeooo:rsid="0002a9f6" officeooo:paragraph-rsid="0002a9f6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none" officeooo:rsid="0004576a" officeooo:paragraph-rsid="0004576a" style:font-style-asian="italic" style:font-style-complex="italic"/>
    </style:style>
    <style:style style:name="P4" style:family="paragraph" style:parent-style-name="Standard" style:list-style-name="L3">
      <style:paragraph-properties fo:text-align="start" style:justify-single-word="false"/>
      <style:text-properties fo:font-style="italic" style:text-underline-style="none" officeooo:rsid="0004576a" officeooo:paragraph-rsid="0004576a" style:font-style-asian="italic" style:font-style-complex="italic"/>
    </style:style>
    <style:style style:name="P5" style:family="paragraph" style:parent-style-name="Standard" style:list-style-name="L2">
      <style:paragraph-properties fo:text-align="start" style:justify-single-word="false"/>
      <style:text-properties fo:font-style="normal" style:text-underline-style="none" officeooo:rsid="0002a9f6" officeooo:paragraph-rsid="0002a9f6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02a9f6" officeooo:paragraph-rsid="0002a9f6" style:font-style-asian="normal" style:font-style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tyle="normal" style:text-underline-style="none" officeooo:rsid="0004fc8d" officeooo:paragraph-rsid="0004fc8d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aty of Paris</text:p>
      <text:list xml:id="list4888486774398934503" text:style-name="L2">
        <text:list-item>
          <text:p text:style-name="P5">Land survey</text:p>
        </text:list-item>
        <text:list-item>
          <text:p text:style-name="P5">Gives the US from Mississippi to the Atlantic and Canada to Florida</text:p>
        </text:list-item>
        <text:list-item>
          <text:p text:style-name="P5">Recognized the full independence of the country</text:p>
        </text:list-item>
        <text:list-item>
          <text:p text:style-name="P5">US makes an enemy of the French by leaving them to duke it out with Spain for the land west of the Mississippi</text:p>
        </text:list-item>
        <text:list-item>
          <text:p text:style-name="P5">The British said they would evacuate the forts, but they don't say when; they're still there in 1812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Impact on Society</text:p>
      <text:list xml:id="list2923677838775942866" text:style-name="L3">
        <text:list-item>
          <text:p text:style-name="P4"><text:span text:style-name="T1">Loyalists → lost</text:span></text:p>
        </text:list-item>
        <text:list-item>
          <text:p text:style-name="P4"><text:span text:style-name="T1">Slaves → lost (AND were slaves)</text:span></text:p>
        </text:list-item>
        <text:list-item>
          <text:p text:style-name="P4"><text:span text:style-name="T1">Native Americans → lost</text:span></text:p>
        </text:list-item>
        <text:list-item>
          <text:p text:style-name="P4"><text:span text:style-name="T1">Patriots → won</text:span></text:p>
        </text:list-item>
        <text:list-item>
          <text:p text:style-name="P4"><text:span text:style-name="T1">Roman Catholics → won</text:span></text:p>
        </text:list-item>
        <text:list-item>
          <text:p text:style-name="P7">Quakers → lo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51e3" officeooo:paragraph-rsid="0002a9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merican Revolu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0:48:44.373171146</meta:creation-date>
    <dc:date>2014-10-06T11:13:46.519527058</dc:date>
    <meta:editing-duration>PT25M1S</meta:editing-duration>
    <meta:editing-cycles>4</meta:editing-cycles>
    <meta:generator>LibreOffice/4.3.2.2.0$Linux_X86_64 LibreOffice_project/430m0$Build-2</meta:generator>
    <meta:document-statistic meta:table-count="0" meta:image-count="0" meta:object-count="0" meta:page-count="1" meta:paragraph-count="14" meta:word-count="104" meta:character-count="517" meta:non-whitespace-character-count="438"/>
  </office:meta>
</office:document-meta>
</file>